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etwork Project 1</text:p>
      <text:p text:style-name="Standard"/>
      <text:p text:style-name="Standard">Final Report</text:p>
      <text:p text:style-name="Standard"/>
      <text:p text:style-name="Standard">Davis-Koller Protocol (DKP)</text:p>
      <text:p text:style-name="Standard"/>
      <text:p text:style-name="Standard"><text:tab/>The original goal of the project was to implement a simple transport layer protocol that would implement some basic features of TCP such as checksums, sliding window protocol, and security. To implement a transport layer protocol, it is necessary to use raw sockets, which use IP packets to connect and send information between different nodes. Raw sockets, however, require root access which was not known to the authors of DKP at the time. As a result, TCP sockets are used to make connections, and within the data field of a TCP packet is a <text:s/>checksum and sliding window information relevant to DKP. <text:s text:c="2"/>Therefore, DKP acts more as a Session or Presentation layer protocol built that uses TCP <text:s/>rather than a transport layer. <text:s/>Further, DKP does not provide any security featu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2-28T13:10:50</meta:creation-date>
    <dc:date>2012-02-28T14:48:07</dc:date>
    <meta:editing-duration>PT00H09M21S</meta:editing-duration>
    <meta:editing-cycles>4</meta:editing-cycles>
    <meta:generator>OpenOffice.org/3.2$Unix OpenOffice.org_project/320m12$Build-9483</meta:generator>
    <meta:document-statistic meta:table-count="0" meta:image-count="0" meta:object-count="0" meta:page-count="1" meta:paragraph-count="4" meta:word-count="138" meta:character-count="835"/>
  </office:meta>
</office:document-meta>
</file>